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.12mm"/>
    </style:style>
    <style:style style:name="co2" style:family="table-column">
      <style:table-column-properties fo:break-before="auto" style:column-width="55.37mm"/>
    </style:style>
    <style:style style:name="co3" style:family="table-column">
      <style:table-column-properties fo:break-before="auto" style:column-width="74.12mm"/>
    </style:style>
    <style:style style:name="co4" style:family="table-column">
      <style:table-column-properties fo:break-before="auto" style:column-width="61.42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Verdana" fo:font-size="11pt" style:font-size-asian="11pt" style:font-size-complex="11pt"/>
    </style:style>
    <style:style style:name="ce2" style:family="table-cell" style:parent-style-name="Default">
      <style:text-properties style:font-name="Verdana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 calcext:value-type="string">
            <text:p>Home</text:p>
          </table:table-cell>
          <table:table-cell table:style-name="ce1" table:number-columns-repeated="3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Tickets and customer cards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ll the options to get your ticket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tandard and Comfort ticket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ticket machine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ales partner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vouchers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Online and mobile ticketing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Ticketshop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App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ÖBB customer cards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Vorteilscard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Österreichcard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Businesscard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Schulcard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ickets in Austria and Europa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ar and motorcycle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Sparschiene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Nightjet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Intercitybu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ravel passes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tudents and groups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infach-Raus-Ticket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Group travel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Region and City Ticket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ime cards and student free ride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eisure and Vacation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infach-Raus-Ticket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Plu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Festival summer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Rail Tour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Reisebüro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usiness travels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usiness travels by rail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rtners for your business mobility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Businesscard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arrier - <text:s/>Free travelling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Timetable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imetabl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imetable – SCOTTY online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COTY mobil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Route information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Planned construction work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imetable images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Travel planning and Services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efore your trip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All options to get your ticket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ravel reservatio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ravelling with childre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ravelling with pet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enior mobil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Haus-Haus-Gepäck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ravel and cancellation insurance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t the station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tation informatio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icket machine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Lounge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Luggage storage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Meetings at the statio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Last Mile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ÖBB and nextbike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In the train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ravelling first clas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ompartments and Comfort classe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pecial compartment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Your bicycle on the trai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nacks and beverage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ravelling with pet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Wifi on the trai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Our trains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After your trip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assengers’ right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Requests for fare payment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Lost and Found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Praise, criticism and feedback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ÖBB customer service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/>
          <table:table-cell table:style-name="ce1" office:value-type="string" calcext:value-type="string">
            <text:p>Regional offers</text:p>
          </table:table-cell>
          <table:table-cell table:style-name="ce1" table:number-columns-repeated="2"/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upra-regional offers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-Bahn Austria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ravelling to Vienna Airport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Long-distance travel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ratislava-Ticket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itySightseeing Italie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Vacation at Lake Garda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Discovering Strasbourg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Burgenland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Lake Neusiedl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Carinthia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auern motorail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reizeit-Ticket Carinthia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-Bahn Carinthia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ommute to work stress-free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Lower Austria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Danube Bike Trail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Waldviertel Express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Upper Austria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Airport Bus Linz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rade fair Youth and Career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Linz Central Train Statio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-Bahn Upper Austria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alzburg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Go watch the bull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ake your bicycle along for free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Discover Salzburger Land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-Bahn Salzburg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Tennengau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Styria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Airport Shuttle to the airport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rossing the Alp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reizeit-Ticket Styria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ree transport to Bühnen Graz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Football by trai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Commuting in Styria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Bicycle station at Graz Central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-Bahn Styria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Holidays in Schladming-Dachstei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Holidays in Styria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Graz Central Train Station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Tyrol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Innsbruck and Bolzano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Discover the Adlerweg with ÖBB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xplore Tyrol bicycle and trai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Guidebook: skiing tours in Tyrol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Regio Ticket Werdenfels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-Bahn Tyrol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Explore Tyrol by train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Hiking in Naturpark karwendel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orarlberg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A boat ride on Lake Constance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Without borders: Bodensee ticket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-Bahn Borarlberg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Wälderbähnle special train</text:p>
          </table:table-cell>
          <table:table-cell table:number-columns-repeated="1020"/>
        </table:table-row>
        <table:table-row table:style-name="ro1">
          <table:table-cell table:style-name="ce1" table:number-columns-repeated="2"/>
          <table:table-cell table:style-name="ce1" office:value-type="string" calcext:value-type="string">
            <text:p>Vienna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S-Bahn Vienna, LA &amp; Bgld.</text:p>
          </table:table-cell>
          <table:table-cell table:number-columns-repeated="1020"/>
        </table:table-row>
        <table:table-row table:style-name="ro1">
          <table:table-cell table:style-name="ce1" table:number-columns-repeated="3"/>
          <table:table-cell table:style-name="ce1" office:value-type="string" calcext:value-type="string">
            <text:p>Vienna without traffic jams</text:p>
          </table:table-cell>
          <table:table-cell table:number-columns-repeated="1020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4">00.00.0000</text:date>, <text:time style:data-style-name="N2" text:time-value="00:56:32.48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1T19:14:55.474000000</meta:creation-date>
    <dc:date>2019-10-04T00:57:02.858000000</dc:date>
    <meta:editing-duration>PT17M50S</meta:editing-duration>
    <meta:editing-cycles>5</meta:editing-cycles>
    <meta:generator>LibreOffice/6.2.5.2$Windows_X86_64 LibreOffice_project/1ec314fa52f458adc18c4f025c545a4e8b22c159</meta:generator>
    <meta:document-statistic meta:table-count="1" meta:cell-count="135" meta:object-count="0"/>
  </office:meta>
</office:document-meta>
</file>